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Calibri" svg:font-family="Calibri" style:font-family-generic="roman" style:font-pitch="variable"/>
    <style:font-face style:name="Segoe UI" svg:font-family="'Segoe UI'"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26.412cm" fo:margin-left="-2.554cm" fo:margin-top="0cm" fo:margin-bottom="0cm" table:align="left" fo:background-color="#ffffff" style:writing-mode="lr-tb">
        <style:background-image/>
      </style:table-properties>
    </style:style>
    <style:style style:name="Table1.A" style:family="table-column">
      <style:table-column-properties style:column-width="5.985cm"/>
    </style:style>
    <style:style style:name="Table1.B" style:family="table-column">
      <style:table-column-properties style:column-width="20.426cm"/>
    </style:style>
    <style:style style:name="Table1.1" style:family="table-row">
      <style:table-row-properties style:keep-together="true" fo:keep-together="auto"/>
    </style:style>
    <style:style style:name="Table1.A1" style:family="table-cell">
      <style:table-cell-properties style:vertical-align="middle" fo:background-color="#ffffff" style:border-line-width="0.002cm 0.035cm 0.002cm" fo:padding="0cm" fo:border="0.039cm double #00000a">
        <style:background-image/>
      </style:table-cell-properties>
    </style:style>
    <style:style style:name="Table1.A2" style:family="table-cell">
      <style:table-cell-properties fo:background-color="#ffffff" fo:padding="0cm" fo:border="0.026cm solid #00000a">
        <style:background-image/>
      </style:table-cell-properties>
    </style:style>
    <style:style style:name="Table1.B3" style:family="table-cell" style:data-style-name="N0">
      <style:table-cell-properties fo:background-color="#ffffff" fo:padding="0cm" fo:border="0.026cm solid #00000a">
        <style:background-image/>
      </style:table-cell-properties>
    </style:style>
    <style:style style:name="P1" style:family="paragraph" style:parent-style-name="Standard">
      <style:paragraph-properties fo:margin-top="0cm" fo:margin-bottom="0cm" fo:line-height="100%" fo:background-color="#ffffff">
        <style:background-image/>
      </style:paragraph-properties>
    </style:style>
    <style:style style:name="P2" style:family="paragraph" style:parent-style-name="Standard">
      <style:paragraph-properties fo:margin-top="0cm" fo:margin-bottom="0cm" fo:line-height="100%"/>
    </style:style>
    <style:style style:name="P3" style:family="paragraph" style:parent-style-name="Standard">
      <style:paragraph-properties fo:margin-top="0cm" fo:margin-bottom="0cm" fo:line-height="100%" fo:text-align="center" style:justify-single-word="false"/>
    </style:style>
    <style:style style:name="P4" style:family="paragraph" style:parent-style-name="Standard" style:master-page-name="Standard">
      <style:paragraph-properties fo:margin-top="0cm" fo:margin-bottom="0cm" fo:line-height="100%" style:page-number="auto" fo:background-color="#ffffff">
        <style:background-image/>
      </style:paragraph-properties>
    </style:style>
    <style:style style:name="P5" style:family="paragraph" style:parent-style-name="Standard">
      <style:paragraph-properties fo:margin-left="2.54cm" fo:margin-right="0cm" fo:margin-top="0cm" fo:margin-bottom="0cm" fo:line-height="100%" fo:text-indent="0cm" style:auto-text-indent="false" fo:background-color="#ffffff">
        <style:background-image/>
      </style:paragraph-properties>
    </style:style>
    <style:style style:name="P6" style:family="paragraph" style:parent-style-name="Standard">
      <style:paragraph-properties fo:margin-left="1.27cm" fo:margin-right="0cm" fo:margin-top="0cm" fo:margin-bottom="0cm" fo:line-height="100%" fo:text-indent="0cm" style:auto-text-indent="false" fo:background-color="#ffffff">
        <style:background-image/>
      </style:paragraph-properties>
    </style:style>
    <style:style style:name="P7" style:family="paragraph" style:parent-style-name="Standard">
      <style:paragraph-properties fo:margin-left="1.27cm" fo:margin-right="0cm" fo:margin-top="0cm" fo:margin-bottom="0cm" fo:line-height="100%" fo:text-indent="0cm" style:auto-text-indent="false" fo:background-color="#ffffff">
        <style:background-image/>
      </style:paragraph-properties>
      <style:text-properties fo:color="#111111" style:font-name="Segoe UI" fo:font-size="13.5pt" fo:language="en" fo:country="IN" style:font-name-asian="Times New Roman" style:font-size-asian="13.5pt" style:language-asian="en" style:country-asian="IN" style:font-name-complex="Segoe UI1" style:font-size-complex="13.5pt"/>
    </style:style>
    <style:style style:name="T1" style:family="text">
      <style:text-properties fo:color="#111111" style:font-name="Segoe UI" fo:font-size="13.5pt" fo:language="en" fo:country="IN" style:font-name-asian="Times New Roman" style:font-size-asian="13.5pt" style:language-asian="en" style:country-asian="IN" style:font-name-complex="Segoe UI1" style:font-size-complex="13.5pt"/>
    </style:style>
    <style:style style:name="T2" style:family="text">
      <style:text-properties fo:color="#111111" style:font-name="Segoe UI" fo:font-size="13.5pt" fo:language="en" fo:country="IN" fo:font-weight="bold" style:font-name-asian="Times New Roman" style:font-size-asian="13.5pt" style:language-asian="en" style:country-asian="IN" style:font-weight-asian="bold" style:font-name-complex="Segoe UI1" style:font-size-complex="13.5pt" style:font-weight-complex="bol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Cover Page</text:span></text:p>
      <text:p text:style-name="P1"><text:span text:style-name="T1">Project Title : Exploring San Francisco Crime Dataset</text:span></text:p>
      <text:p text:style-name="P1"><text:span text:style-name="T1">        </text:span></text:p>
      <text:p text:style-name="P1"><text:span text:style-name="T1">Table of Contents</text:span></text:p>
      <text:p text:style-name="P1"><text:span text:style-name="T1">            Introduction</text:span></text:p>
      <text:p text:style-name="P1"><text:span text:style-name="T1">                        Motivation</text:span></text:p>
      <text:p text:style-name="P1"><text:span text:style-name="T1">                        Project Description</text:span></text:p>
      <text:p text:style-name="P1"><text:span text:style-name="T1">            System Design</text:span></text:p>
      <text:p text:style-name="P1"><text:span text:style-name="T1">                        Chosen Big Data Frameworks</text:span></text:p>
      <text:p text:style-name="P1"><text:span text:style-name="T1">                        Chosen Datasets</text:span></text:p>
      <text:p text:style-name="P1"><text:span text:style-name="T1">            Detailed Description of Components</text:span></text:p>
      <text:p text:style-name="P1"><text:span text:style-name="T1">                        Each Component Description</text:span></text:p>
      <text:p text:style-name="P1"><text:span text:style-name="T1">            Evaluation &amp; Test</text:span></text:p>
      <text:p text:style-name="P5"><text:span text:style-name="T1">Software Manual</text:span></text:p>
      <text:p text:style-name="P1"><text:span text:style-name="T1">                        Test Environment</text:span></text:p>
      <text:p text:style-name="P1"><text:span text:style-name="T1">                        Test Results</text:span></text:p>
      <text:p text:style-name="P1"><text:span text:style-name="T1">            Conclusion</text:span></text:p>
      <text:p text:style-name="P6"><text:span text:style-name="T1"> </text:span></text:p>
      <text:p text:style-name="P6"><text:span text:style-name="T1">Appendix: a table with two columns, 1) source code file name and 2) the number of lines written by you in the file. You should NOT count the source code lines you copied from other sources (e.g., GitHub). Here is an example.</text:span></text:p>
      <text:p text:style-name="P7"/>
      <table:table table:name="Table1" table:style-name="Table1">
        <table:table-column table:style-name="Table1.A"/>
        <table:table-column table:style-name="Table1.B"/>
        <table:table-row table:style-name="Table1.1">
          <table:table-cell table:style-name="Table1.A1" office:value-type="string">
            <text:p text:style-name="P3"><text:span text:style-name="T2">File name</text:span></text:p>
          </table:table-cell>
          <table:table-cell table:style-name="Table1.A1" office:value-type="string">
            <text:p text:style-name="P2"><text:span text:style-name="T2">#lines</text:span></text:p>
          </table:table-cell>
        </table:table-row>
        <table:table-row table:style-name="Table1.1">
          <table:table-cell table:style-name="Table1.A2" office:value-type="string">
            <text:p text:style-name="P3"><text:span text:style-name="T1">src/CrimeProject.scala</text:span></text:p>
          </table:table-cell>
          <table:table-cell table:style-name="Table1.A2" office:value-type="string">
            <text:p text:style-name="P2"><text:span text:style-name="T1">100</text:span></text:p>
          </table:table-cell>
        </table:table-row>
        <table:table-row table:style-name="Table1.1">
          <table:table-cell table:style-name="Table1.A2" office:value-type="string">
            <text:p text:style-name="P3"><text:span text:style-name="T1">src/CommonUtil.scala</text:span></text:p>
          </table:table-cell>
          <table:table-cell table:style-name="Table1.B3" office:value-type="float" office:value="30">
            <text:p text:style-name="P2"><text:span text:style-name="T1">30</text:span></text:p>
          </table:table-cell>
        </table:table-row>
      </table:table>
      <text:p text:style-name="P1"><text:span text:style-name="T1">Introduction</text:span></text:p>
      <text:p text:style-name="Standard">This dataset contains incidents derived from SFPD Crime Incident Reporting system. The data ranges from 1/1/2003 to 5/13/2015. </text:p>
      <text:p text:style-name="Standard">from this given detail insights.Since the dataset covers a wide variety of crimes, we can find more insights from it</text:p>
      <text:p text:style-name="P1"><text:span text:style-name="T1"><text:s/>System Design</text:span></text:p>
      <text:p text:style-name="Standard">Below are the Big Data Frameworks Used :</text:p>
      <text:p text:style-name="Standard">Spark 2.3,scala 2.11</text:p>
      <text:p text:style-name="Standard">Chosen Datasets : https://www.kaggle.com/kaggle/san-francisco-crime-classification</text:p>
      <text:p text:style-name="P1"><text:span text:style-name="T1">Detailed Description of Components</text:span></text:p>
      <text:p text:style-name="Standard">Spark is inmemory processing engine .RDD and Dataframe are the fundamental data structure of Spark.</text:p>
      <text:p text:style-name="Standard"><text:soft-page-break/>Scala is one of the popular programming language.Mostly use to write hadoop /Bigdata applications</text:p>
      <text:p text:style-name="Standard">Used Spark 2.2</text:p>
      <text:p text:style-name="Standard">Scala 2.11</text:p>
      <text:p text:style-name="P1"><text:span text:style-name="T1">Evaluation &amp; Test</text:span></text:p>
      <text:p text:style-name="Standard">Run the jar with the give data and get the insignts and store in the file for analysis</text:p>
      <text:p text:style-name="P1"><text:span text:style-name="T1">Conclusion</text:span></text:p>
      <text:p text:style-name="Standard">Analysis the results for top 5 variants over months ,year ,and the resolution taken for that.and the results are captured in the textfile</text:p>
      <text:p text:style-name="Standard">Results:</text:p>
      <text:section text:style-name="Sect1" text:name="Section1" text:protected="true">
        <text:section-source xlink:href="../../../../../SIDDHA~1/Desktop/gitlocal/CRIMED~1/output.csv"/>
        <text:p text:style-name="Preformatted_20_Text">Amount of crime over months</text:p>
        <text:p text:style-name="Preformatted_20_Text">Months | Count of crime</text:p>
        <text:p text:style-name="Preformatted_20_Text">2013 | 75606</text:p>
        <text:p text:style-name="Preformatted_20_Text">2014 | 74766</text:p>
        <text:p text:style-name="Preformatted_20_Text">2003 | 73902</text:p>
        <text:p text:style-name="Preformatted_20_Text">2004 | 73422</text:p>
        <text:p text:style-name="Preformatted_20_Text">2012 | 71731</text:p>
        <text:p text:style-name="Preformatted_20_Text">2005 | 70779</text:p>
        <text:p text:style-name="Preformatted_20_Text">2008 | 70174</text:p>
        <text:p text:style-name="Preformatted_20_Text">2006 | 69909</text:p>
        <text:p text:style-name="Preformatted_20_Text">2009 | 69000</text:p>
        <text:p text:style-name="Preformatted_20_Text">2007 | 68015</text:p>
        <text:p text:style-name="Preformatted_20_Text">2011 | 66619</text:p>
        <text:p text:style-name="Preformatted_20_Text">2010 | 66542</text:p>
        <text:p text:style-name="Preformatted_20_Text">2015 | 27584</text:p>
        <text:p text:style-name="Preformatted_20_Text">Amount of crime over years</text:p>
        <text:p text:style-name="Preformatted_20_Text">year | Count of crime</text:p>
        <text:p text:style-name="Preformatted_20_Text">10 | 80274</text:p>
        <text:p text:style-name="Preformatted_20_Text">5 | 79644</text:p>
        <text:p text:style-name="Preformatted_20_Text">4 | 78096</text:p>
        <text:p text:style-name="Preformatted_20_Text">3 | 76320</text:p>
        <text:p text:style-name="Preformatted_20_Text">1 | 73536</text:p>
        <text:p text:style-name="Preformatted_20_Text">11 | 72975</text:p>
        <text:p text:style-name="Preformatted_20_Text">9 | 71982</text:p>
        <text:p text:style-name="Preformatted_20_Text">6 | 70892</text:p>
        <text:p text:style-name="Preformatted_20_Text">2 | 70813</text:p>
        <text:p text:style-name="Preformatted_20_Text">7 | 69971</text:p>
        <text:p text:style-name="Preformatted_20_Text">8 | 68540</text:p>
        <text:p text:style-name="Preformatted_20_Text">12 | 65006</text:p>
        <text:p text:style-name="Preformatted_20_Text">Amount of crime over hours</text:p>
        <text:p text:style-name="Preformatted_20_Text">hour | Count of crime</text:p>
        <text:p text:style-name="Preformatted_20_Text">18 | 55104</text:p>
        <text:p text:style-name="Preformatted_20_Text">17 | 53553</text:p>
        <text:p text:style-name="Preformatted_20_Text">12 | 51934</text:p>
        <text:p text:style-name="Preformatted_20_Text">16 | 50137</text:p>
        <text:p text:style-name="Preformatted_20_Text">19 | 49475</text:p>
        <text:p text:style-name="Preformatted_20_Text">15 | 48058</text:p>
        <text:p text:style-name="Preformatted_20_Text">22 | 45741</text:p>
        <text:p text:style-name="Preformatted_20_Text">0 | 44865</text:p>
        <text:p text:style-name="Preformatted_20_Text">20 | 44694</text:p>
        <text:p text:style-name="Preformatted_20_Text">14 | 44424</text:p>
        <text:p text:style-name="Preformatted_20_Text"><text:soft-page-break/>21 | 43661</text:p>
        <text:p text:style-name="Preformatted_20_Text">13 | 43145</text:p>
        <text:p text:style-name="Preformatted_20_Text">23 | 42460</text:p>
        <text:p text:style-name="Preformatted_20_Text">11 | 38373</text:p>
        <text:p text:style-name="Preformatted_20_Text">10 | 37806</text:p>
        <text:p text:style-name="Preformatted_20_Text">9 | 35555</text:p>
        <text:p text:style-name="Preformatted_20_Text">8 | 32900</text:p>
        <text:p text:style-name="Preformatted_20_Text">1 | 26173</text:p>
        <text:p text:style-name="Preformatted_20_Text">2 | 22296</text:p>
        <text:p text:style-name="Preformatted_20_Text">7 | 22048</text:p>
        <text:p text:style-name="Preformatted_20_Text">3 | 14014</text:p>
        <text:p text:style-name="Preformatted_20_Text">6 | 13133</text:p>
        <text:p text:style-name="Preformatted_20_Text">4 | 9863</text:p>
        <text:p text:style-name="Preformatted_20_Text">5 | 8637</text:p>
        <text:p text:style-name="Preformatted_20_Text">Check the amount of unique values for each columns</text:p>
        <text:p text:style-name="Preformatted_20_Text">uniqueid in Dates : 389257</text:p>
        <text:p text:style-name="Preformatted_20_Text">uniqueid in Category : 39</text:p>
        <text:p text:style-name="Preformatted_20_Text">uniqueid in Descript : 879</text:p>
        <text:p text:style-name="Preformatted_20_Text">uniqueid in DayOfWeek : 7</text:p>
        <text:p text:style-name="Preformatted_20_Text">uniqueid in PdDistrict : 10</text:p>
        <text:p text:style-name="Preformatted_20_Text">uniqueid in Resolution : 17</text:p>
        <text:p text:style-name="Preformatted_20_Text">uniqueid in Address : 23228</text:p>
        <text:p text:style-name="Preformatted_20_Text">uniqueid in X : 34243</text:p>
        <text:p text:style-name="Preformatted_20_Text">uniqueid in Y : 34243</text:p>
        <text:p text:style-name="Preformatted_20_Text">Amount of crime per category</text:p>
        <text:p text:style-name="Preformatted_20_Text">Category | Count of crime</text:p>
        <text:p text:style-name="Preformatted_20_Text">LARCENY/THEFT | 174900</text:p>
        <text:p text:style-name="Preformatted_20_Text">OTHER OFFENSES | 126182</text:p>
        <text:p text:style-name="Preformatted_20_Text">NON-CRIMINAL | 92304</text:p>
        <text:p text:style-name="Preformatted_20_Text">ASSAULT | 76876</text:p>
        <text:p text:style-name="Preformatted_20_Text">DRUG/NARCOTIC | 53971</text:p>
        <text:p text:style-name="Preformatted_20_Text">VEHICLE THEFT | 53781</text:p>
        <text:p text:style-name="Preformatted_20_Text">VANDALISM | 44725</text:p>
        <text:p text:style-name="Preformatted_20_Text">WARRANTS | 42214</text:p>
        <text:p text:style-name="Preformatted_20_Text">BURGLARY | 36755</text:p>
        <text:p text:style-name="Preformatted_20_Text">SUSPICIOUS OCC | 31414</text:p>
        <text:p text:style-name="Preformatted_20_Text">MISSING PERSON | 25989</text:p>
        <text:p text:style-name="Preformatted_20_Text">ROBBERY | 23000</text:p>
        <text:p text:style-name="Preformatted_20_Text">FRAUD | 16679</text:p>
        <text:p text:style-name="Preformatted_20_Text">FORGERY/COUNTERFEITING | 10609</text:p>
        <text:p text:style-name="Preformatted_20_Text">SECONDARY CODES | 9985</text:p>
        <text:p text:style-name="Preformatted_20_Text">WEAPON LAWS | 8555</text:p>
        <text:p text:style-name="Preformatted_20_Text">PROSTITUTION | 7484</text:p>
        <text:p text:style-name="Preformatted_20_Text">TRESPASS | 7326</text:p>
        <text:p text:style-name="Preformatted_20_Text">STOLEN PROPERTY | 4540</text:p>
        <text:p text:style-name="Preformatted_20_Text">SEX OFFENSES FORCIBLE | 4388</text:p>
        <text:p text:style-name="Preformatted_20_Text">DISORDERLY CONDUCT | 4320</text:p>
        <text:p text:style-name="Preformatted_20_Text">DRUNKENNESS | 4280</text:p>
        <text:p text:style-name="Preformatted_20_Text">RECOVERED VEHICLE | 3138</text:p>
        <text:p text:style-name="Preformatted_20_Text">KIDNAPPING | 2341</text:p>
        <text:p text:style-name="Preformatted_20_Text">DRIVING UNDER THE INFLUENCE | 2268</text:p>
        <text:p text:style-name="Preformatted_20_Text">RUNAWAY | 1946</text:p>
        <text:p text:style-name="Preformatted_20_Text">LIQUOR LAWS | 1903</text:p>
        <text:p text:style-name="Preformatted_20_Text">ARSON | 1513</text:p>
        <text:p text:style-name="Preformatted_20_Text">LOITERING | 1225</text:p>
        <text:p text:style-name="Preformatted_20_Text">EMBEZZLEMENT | 1166</text:p>
        <text:p text:style-name="Preformatted_20_Text">SUICIDE | 508</text:p>
        <text:p text:style-name="Preformatted_20_Text"><text:soft-page-break/>FAMILY OFFENSES | 491</text:p>
        <text:p text:style-name="Preformatted_20_Text">BAD CHECKS | 406</text:p>
        <text:p text:style-name="Preformatted_20_Text">BRIBERY | 289</text:p>
        <text:p text:style-name="Preformatted_20_Text">EXTORTION | 256</text:p>
        <text:p text:style-name="Preformatted_20_Text">SEX OFFENSES NON FORCIBLE | 148</text:p>
        <text:p text:style-name="Preformatted_20_Text">GAMBLING | 146</text:p>
        <text:p text:style-name="Preformatted_20_Text">PORNOGRAPHY/OBSCENE MAT | 22</text:p>
        <text:p text:style-name="Preformatted_20_Text">TREA | 6</text:p>
        <text:p text:style-name="Preformatted_20_Text">Large Category is LARCENY/THEFT ,lets investigate in further</text:p>
        <text:p text:style-name="Preformatted_20_Text">For Category LARCENY/THEFT found crime over each DayofWeek</text:p>
        <text:p text:style-name="Preformatted_20_Text">DayOfWeek | count of crime</text:p>
        <text:p text:style-name="Preformatted_20_Text">Saturday | 27217</text:p>
        <text:p text:style-name="Preformatted_20_Text">Friday | 27104</text:p>
        <text:p text:style-name="Preformatted_20_Text">Wednesday | 24487</text:p>
        <text:p text:style-name="Preformatted_20_Text">Thursday | 24415</text:p>
        <text:p text:style-name="Preformatted_20_Text">Sunday | 24150</text:p>
        <text:p text:style-name="Preformatted_20_Text">Tuesday | 23957</text:p>
        <text:p text:style-name="Preformatted_20_Text">Monday | 23570</text:p>
        <text:p text:style-name="Preformatted_20_Text">There seems to be a variance inbetween days. Friday and saturday have higher values.</text:p>
        <text:p text:style-name="Preformatted_20_Text">Not by a large margin but there appears to be a difference compared to the other days.</text:p>
        <text:p text:style-name="Preformatted_20_Text">Let's see which group has the highest Coefficient Of Variation per day.</text:p>
        <text:p text:style-name="Preformatted_20_Text">Find the crime group per-day-Coefficient Of Variation</text:p>
        <text:p text:style-name="Preformatted_20_Text">FRAUD : 0.10015570070468571</text:p>
        <text:p text:style-name="Preformatted_20_Text">SUICIDE : 0.10334176967249363</text:p>
        <text:p text:style-name="Preformatted_20_Text">SEX OFFENSES FORCIBLE : 0.05491447760010583</text:p>
        <text:p text:style-name="Preformatted_20_Text">LIQUOR LAWS : 0.18425013557986736</text:p>
        <text:p text:style-name="Preformatted_20_Text">SECONDARY CODES : 0.04624186543771466</text:p>
        <text:p text:style-name="Preformatted_20_Text">FAMILY OFFENSES : 0.15956291067862238</text:p>
        <text:p text:style-name="Preformatted_20_Text">MISSING PERSON : 0.11891097476781111</text:p>
        <text:p text:style-name="Preformatted_20_Text">OTHER OFFENSES : 0.0734837638842852</text:p>
        <text:p text:style-name="Preformatted_20_Text">DRIVING UNDER THE INFLUENCE : 0.2706311708740108</text:p>
        <text:p text:style-name="Preformatted_20_Text">WARRANTS : 0.09584640891709144</text:p>
        <text:p text:style-name="Preformatted_20_Text">ARSON : 0.05817761027010017</text:p>
        <text:p text:style-name="Preformatted_20_Text">SEX OFFENSES NON FORCIBLE : 0.194894663538594</text:p>
        <text:p text:style-name="Preformatted_20_Text">FORGERY/COUNTERFEITING : 0.20669174661739453</text:p>
        <text:p text:style-name="Preformatted_20_Text">GAMBLING : 0.39071125197127843</text:p>
        <text:p text:style-name="Preformatted_20_Text">BRIBERY : 0.08461605024662616</text:p>
        <text:p text:style-name="Preformatted_20_Text">ASSAULT : 0.06588161964470493</text:p>
        <text:p text:style-name="Preformatted_20_Text">DRUNKENNESS : 0.2315424097246373</text:p>
        <text:p text:style-name="Preformatted_20_Text">EXTORTION : 0.10825317547305487</text:p>
        <text:p text:style-name="Preformatted_20_Text">TREA : 0.3333333333333333</text:p>
        <text:p text:style-name="Preformatted_20_Text">WEAPON LAWS : 0.047381846773269745</text:p>
        <text:p text:style-name="Preformatted_20_Text">LOITERING : 0.21073244473812314</text:p>
        <text:p text:style-name="Preformatted_20_Text">SUSPICIOUS OCC : 0.06864191859794823</text:p>
        <text:p text:style-name="Preformatted_20_Text">ROBBERY : 0.025078553336050136</text:p>
        <text:p text:style-name="Preformatted_20_Text">PROSTITUTION : 0.38944650483186277</text:p>
        <text:p text:style-name="Preformatted_20_Text">EMBEZZLEMENT : 0.22076344640560164</text:p>
        <text:p text:style-name="Preformatted_20_Text">BAD CHECKS : 0.3091108472416535</text:p>
        <text:p text:style-name="Preformatted_20_Text">DISORDERLY CONDUCT : 0.064364340647992</text:p>
        <text:p text:style-name="Preformatted_20_Text">RUNAWAY : 0.14003059675437698</text:p>
        <text:p text:style-name="Preformatted_20_Text">RECOVERED VEHICLE : 0.18711366128524</text:p>
        <text:p text:style-name="Preformatted_20_Text">VANDALISM : 0.08938015619528701</text:p>
        <text:p text:style-name="Preformatted_20_Text">DRUG/NARCOTIC : 0.13740289861500538</text:p>
        <text:p text:style-name="Preformatted_20_Text">PORNOGRAPHY/OBSCENE MAT : 0.3579094488187187</text:p>
        <text:p text:style-name="Preformatted_20_Text">TRESPASS : 0.06568252676613717</text:p>
        <text:p text:style-name="Preformatted_20_Text"><text:soft-page-break/>VEHICLE THEFT : 0.05945806481100258</text:p>
        <text:p text:style-name="Preformatted_20_Text">NON-CRIMINAL : 0.0391728989076055</text:p>
        <text:p text:style-name="Preformatted_20_Text">STOLEN PROPERTY : 0.07570943104472541</text:p>
        <text:p text:style-name="Preformatted_20_Text">LARCENY/THEFT : 0.0561974186824812</text:p>
        <text:p text:style-name="Preformatted_20_Text">KIDNAPPING : 0.10869555022733143</text:p>
        <text:p text:style-name="Preformatted_20_Text">BURGLARY : 0.11410388819297078</text:p>
        <text:p text:style-name="Preformatted_20_Text">Top 5 Coefficient Of Variation by day:</text:p>
        <text:p text:style-name="Preformatted_20_Text">Showing GAMBLING :</text:p>
        <text:p text:style-name="Preformatted_20_Text">Category | DayOfWeek | Count of Crime</text:p>
        <text:p text:style-name="Preformatted_20_Text">GAMBLING | Friday | 35</text:p>
        <text:p text:style-name="Preformatted_20_Text">GAMBLING | Wednesday | 30</text:p>
        <text:p text:style-name="Preformatted_20_Text">GAMBLING | Saturday | 21</text:p>
        <text:p text:style-name="Preformatted_20_Text">GAMBLING | Thursday | 20</text:p>
        <text:p text:style-name="Preformatted_20_Text">GAMBLING | Monday | 16</text:p>
        <text:p text:style-name="Preformatted_20_Text">GAMBLING | Sunday | 12</text:p>
        <text:p text:style-name="Preformatted_20_Text">GAMBLING | Tuesday | 12</text:p>
        <text:p text:style-name="Preformatted_20_Text">Showing PROSTITUTION :</text:p>
        <text:p text:style-name="Preformatted_20_Text">Category | DayOfWeek | Count of Crime</text:p>
        <text:p text:style-name="Preformatted_20_Text">PROSTITUTION | Thursday | 1547</text:p>
        <text:p text:style-name="Preformatted_20_Text">PROSTITUTION | Wednesday | 1479</text:p>
        <text:p text:style-name="Preformatted_20_Text">PROSTITUTION | Tuesday | 1421</text:p>
        <text:p text:style-name="Preformatted_20_Text">PROSTITUTION | Friday | 1158</text:p>
        <text:p text:style-name="Preformatted_20_Text">PROSTITUTION | Saturday | 850</text:p>
        <text:p text:style-name="Preformatted_20_Text">PROSTITUTION | Sunday | 620</text:p>
        <text:p text:style-name="Preformatted_20_Text">PROSTITUTION | Monday | 409</text:p>
        <text:p text:style-name="Preformatted_20_Text">Showing PORNOGRAPHY/OBSCENE MAT :</text:p>
        <text:p text:style-name="Preformatted_20_Text">Category | DayOfWeek | Count of Crime</text:p>
        <text:p text:style-name="Preformatted_20_Text">PORNOGRAPHY/OBSCENE MAT | Thursday | 5</text:p>
        <text:p text:style-name="Preformatted_20_Text">PORNOGRAPHY/OBSCENE MAT | Friday | 4</text:p>
        <text:p text:style-name="Preformatted_20_Text">PORNOGRAPHY/OBSCENE MAT | Monday | 3</text:p>
        <text:p text:style-name="Preformatted_20_Text">PORNOGRAPHY/OBSCENE MAT | Sunday | 3</text:p>
        <text:p text:style-name="Preformatted_20_Text">PORNOGRAPHY/OBSCENE MAT | Tuesday | 3</text:p>
        <text:p text:style-name="Preformatted_20_Text">PORNOGRAPHY/OBSCENE MAT | Wednesday | 3</text:p>
        <text:p text:style-name="Preformatted_20_Text">PORNOGRAPHY/OBSCENE MAT | Saturday | 1</text:p>
        <text:p text:style-name="Preformatted_20_Text">Showing TREA :</text:p>
        <text:p text:style-name="Preformatted_20_Text">Category | DayOfWeek | Count of Crime</text:p>
        <text:p text:style-name="Preformatted_20_Text">TREA | Saturday | 2</text:p>
        <text:p text:style-name="Preformatted_20_Text">TREA | Friday | 1</text:p>
        <text:p text:style-name="Preformatted_20_Text">TREA | Thursday | 1</text:p>
        <text:p text:style-name="Preformatted_20_Text">TREA | Tuesday | 1</text:p>
        <text:p text:style-name="Preformatted_20_Text">TREA | Monday | 1</text:p>
        <text:p text:style-name="Preformatted_20_Text">Showing BAD CHECKS :</text:p>
        <text:p text:style-name="Preformatted_20_Text">Category | DayOfWeek | Count of Crime</text:p>
        <text:p text:style-name="Preformatted_20_Text">BAD CHECKS | Tuesday | 76</text:p>
        <text:p text:style-name="Preformatted_20_Text">BAD CHECKS | Wednesday | 71</text:p>
        <text:p text:style-name="Preformatted_20_Text">BAD CHECKS | Monday | 66</text:p>
        <text:p text:style-name="Preformatted_20_Text">BAD CHECKS | Thursday | 66</text:p>
        <text:p text:style-name="Preformatted_20_Text">BAD CHECKS | Friday | 62</text:p>
        <text:p text:style-name="Preformatted_20_Text">BAD CHECKS | Saturday | 45</text:p>
        <text:p text:style-name="Preformatted_20_Text">BAD CHECKS | Sunday | 20</text:p>
        <text:p text:style-name="Preformatted_20_Text">Plot crime categories per year .only display categories with a high coefficient of variation</text:p>
        <text:p text:style-name="Preformatted_20_Text">Showing GAMBLING :</text:p>
        <text:p text:style-name="Preformatted_20_Text"><text:s/>year_of_crime | count of crime</text:p>
        <text:p text:style-name="Preformatted_20_Text">2007 | 19</text:p>
        <text:p text:style-name="Preformatted_20_Text">2009 | 18</text:p>
        <text:p text:style-name="Preformatted_20_Text">2004 | 15</text:p>
        <text:p text:style-name="Preformatted_20_Text"><text:soft-page-break/>2003 | 14</text:p>
        <text:p text:style-name="Preformatted_20_Text">2006 | 14</text:p>
        <text:p text:style-name="Preformatted_20_Text">2011 | 14</text:p>
        <text:p text:style-name="Preformatted_20_Text">2012 | 10</text:p>
        <text:p text:style-name="Preformatted_20_Text">2005 | 10</text:p>
        <text:p text:style-name="Preformatted_20_Text">2008 | 10</text:p>
        <text:p text:style-name="Preformatted_20_Text">2013 | 7</text:p>
        <text:p text:style-name="Preformatted_20_Text">2015 | 6</text:p>
        <text:p text:style-name="Preformatted_20_Text">2010 | 6</text:p>
        <text:p text:style-name="Preformatted_20_Text">2014 | 3</text:p>
        <text:p text:style-name="Preformatted_20_Text">Showing PROSTITUTION :</text:p>
        <text:p text:style-name="Preformatted_20_Text"><text:s/>year_of_crime | count of crime</text:p>
        <text:p text:style-name="Preformatted_20_Text">2007 | 949</text:p>
        <text:p text:style-name="Preformatted_20_Text">2003 | 923</text:p>
        <text:p text:style-name="Preformatted_20_Text">2008 | 781</text:p>
        <text:p text:style-name="Preformatted_20_Text">2004 | 721</text:p>
        <text:p text:style-name="Preformatted_20_Text">2010 | 702</text:p>
        <text:p text:style-name="Preformatted_20_Text">2009 | 694</text:p>
        <text:p text:style-name="Preformatted_20_Text">2006 | 615</text:p>
        <text:p text:style-name="Preformatted_20_Text">2011 | 603</text:p>
        <text:p text:style-name="Preformatted_20_Text">2005 | 531</text:p>
        <text:p text:style-name="Preformatted_20_Text">2012 | 388</text:p>
        <text:p text:style-name="Preformatted_20_Text">2013 | 338</text:p>
        <text:p text:style-name="Preformatted_20_Text">2014 | 193</text:p>
        <text:p text:style-name="Preformatted_20_Text">2015 | 46</text:p>
        <text:p text:style-name="Preformatted_20_Text">Showing PORNOGRAPHY/OBSCENE MAT :</text:p>
        <text:p text:style-name="Preformatted_20_Text"><text:s/>year_of_crime | count of crime</text:p>
        <text:p text:style-name="Preformatted_20_Text">2005 | 4</text:p>
        <text:p text:style-name="Preformatted_20_Text">2007 | 3</text:p>
        <text:p text:style-name="Preformatted_20_Text">2004 | 3</text:p>
        <text:p text:style-name="Preformatted_20_Text">2006 | 3</text:p>
        <text:p text:style-name="Preformatted_20_Text">2010 | 3</text:p>
        <text:p text:style-name="Preformatted_20_Text">2011 | 2</text:p>
        <text:p text:style-name="Preformatted_20_Text">2003 | 1</text:p>
        <text:p text:style-name="Preformatted_20_Text">2012 | 1</text:p>
        <text:p text:style-name="Preformatted_20_Text">2008 | 1</text:p>
        <text:p text:style-name="Preformatted_20_Text">2013 | 1</text:p>
        <text:p text:style-name="Preformatted_20_Text">Showing TREA :</text:p>
        <text:p text:style-name="Preformatted_20_Text"><text:s/>year_of_crime | count of crime</text:p>
        <text:p text:style-name="Preformatted_20_Text">2010 | 2</text:p>
        <text:p text:style-name="Preformatted_20_Text">2013 | 1</text:p>
        <text:p text:style-name="Preformatted_20_Text">2012 | 1</text:p>
        <text:p text:style-name="Preformatted_20_Text">2015 | 1</text:p>
        <text:p text:style-name="Preformatted_20_Text">2014 | 1</text:p>
        <text:p text:style-name="Preformatted_20_Text">Showing BAD CHECKS :</text:p>
        <text:p text:style-name="Preformatted_20_Text"><text:s/>year_of_crime | count of crime</text:p>
        <text:p text:style-name="Preformatted_20_Text">2003 | 69</text:p>
        <text:p text:style-name="Preformatted_20_Text">2005 | 55</text:p>
        <text:p text:style-name="Preformatted_20_Text">2006 | 47</text:p>
        <text:p text:style-name="Preformatted_20_Text">2004 | 42</text:p>
        <text:p text:style-name="Preformatted_20_Text">2008 | 37</text:p>
        <text:p text:style-name="Preformatted_20_Text">2011 | 30</text:p>
        <text:p text:style-name="Preformatted_20_Text">2007 | 29</text:p>
        <text:p text:style-name="Preformatted_20_Text">2009 | 26</text:p>
        <text:p text:style-name="Preformatted_20_Text">2012 | 24</text:p>
        <text:p text:style-name="Preformatted_20_Text">2010 | 19</text:p>
        <text:p text:style-name="Preformatted_20_Text">2013 | 12</text:p>
        <text:p text:style-name="Preformatted_20_Text"><text:soft-page-break/>2014 | 12</text:p>
        <text:p text:style-name="Preformatted_20_Text">2015 | 4</text:p>
        <text:p text:style-name="Preformatted_20_Text">Plot crime categories per month .only display categories with a high coefficient of variation</text:p>
        <text:p text:style-name="Preformatted_20_Text">Showing GAMBLING :</text:p>
        <text:p text:style-name="Preformatted_20_Text"><text:s/>month_of_crime | count of crime</text:p>
        <text:p text:style-name="Preformatted_20_Text">6 | 18</text:p>
        <text:p text:style-name="Preformatted_20_Text">5 | 18</text:p>
        <text:p text:style-name="Preformatted_20_Text">9 | 16</text:p>
        <text:p text:style-name="Preformatted_20_Text">10 | 14</text:p>
        <text:p text:style-name="Preformatted_20_Text">2 | 14</text:p>
        <text:p text:style-name="Preformatted_20_Text">3 | 12</text:p>
        <text:p text:style-name="Preformatted_20_Text">7 | 12</text:p>
        <text:p text:style-name="Preformatted_20_Text">11 | 12</text:p>
        <text:p text:style-name="Preformatted_20_Text">8 | 10</text:p>
        <text:p text:style-name="Preformatted_20_Text">4 | 8</text:p>
        <text:p text:style-name="Preformatted_20_Text">1 | 6</text:p>
        <text:p text:style-name="Preformatted_20_Text">12 | 6</text:p>
        <text:p text:style-name="Preformatted_20_Text">Showing PROSTITUTION :</text:p>
        <text:p text:style-name="Preformatted_20_Text"><text:s/>month_of_crime | count of crime</text:p>
        <text:p text:style-name="Preformatted_20_Text">2 | 720</text:p>
        <text:p text:style-name="Preformatted_20_Text">11 | 702</text:p>
        <text:p text:style-name="Preformatted_20_Text">9 | 688</text:p>
        <text:p text:style-name="Preformatted_20_Text">10 | 657</text:p>
        <text:p text:style-name="Preformatted_20_Text">5 | 656</text:p>
        <text:p text:style-name="Preformatted_20_Text">4 | 622</text:p>
        <text:p text:style-name="Preformatted_20_Text">1 | 616</text:p>
        <text:p text:style-name="Preformatted_20_Text">7 | 600</text:p>
        <text:p text:style-name="Preformatted_20_Text">6 | 578</text:p>
        <text:p text:style-name="Preformatted_20_Text">12 | 566</text:p>
        <text:p text:style-name="Preformatted_20_Text">3 | 545</text:p>
        <text:p text:style-name="Preformatted_20_Text">8 | 534</text:p>
        <text:p text:style-name="Preformatted_20_Text">Showing PORNOGRAPHY/OBSCENE MAT :</text:p>
        <text:p text:style-name="Preformatted_20_Text"><text:s/>month_of_crime | count of crime</text:p>
        <text:p text:style-name="Preformatted_20_Text">8 | 4</text:p>
        <text:p text:style-name="Preformatted_20_Text">3 | 3</text:p>
        <text:p text:style-name="Preformatted_20_Text">9 | 3</text:p>
        <text:p text:style-name="Preformatted_20_Text">10 | 3</text:p>
        <text:p text:style-name="Preformatted_20_Text">12 | 2</text:p>
        <text:p text:style-name="Preformatted_20_Text">2 | 2</text:p>
        <text:p text:style-name="Preformatted_20_Text">7 | 2</text:p>
        <text:p text:style-name="Preformatted_20_Text">11 | 2</text:p>
        <text:p text:style-name="Preformatted_20_Text">5 | 1</text:p>
        <text:p text:style-name="Preformatted_20_Text">Showing TREA :</text:p>
        <text:p text:style-name="Preformatted_20_Text"><text:s/>month_of_crime | count of crime</text:p>
        <text:p text:style-name="Preformatted_20_Text">2 | 2</text:p>
        <text:p text:style-name="Preformatted_20_Text">9 | 1</text:p>
        <text:p text:style-name="Preformatted_20_Text">10 | 1</text:p>
        <text:p text:style-name="Preformatted_20_Text">12 | 1</text:p>
        <text:p text:style-name="Preformatted_20_Text">11 | 1</text:p>
        <text:p text:style-name="Preformatted_20_Text">Showing BAD CHECKS :</text:p>
        <text:p text:style-name="Preformatted_20_Text"><text:s/>month_of_crime | count of crime</text:p>
        <text:p text:style-name="Preformatted_20_Text">5 | 43</text:p>
        <text:p text:style-name="Preformatted_20_Text">12 | 41</text:p>
        <text:p text:style-name="Preformatted_20_Text">7 | 41</text:p>
        <text:p text:style-name="Preformatted_20_Text">1 | 37</text:p>
        <text:p text:style-name="Preformatted_20_Text">11 | 36</text:p>
        <text:p text:style-name="Preformatted_20_Text"><text:soft-page-break/>10 | 35</text:p>
        <text:p text:style-name="Preformatted_20_Text">4 | 35</text:p>
        <text:p text:style-name="Preformatted_20_Text">3 | 34</text:p>
        <text:p text:style-name="Preformatted_20_Text">9 | 32</text:p>
        <text:p text:style-name="Preformatted_20_Text">6 | 29</text:p>
        <text:p text:style-name="Preformatted_20_Text">8 | 22</text:p>
        <text:p text:style-name="Preformatted_20_Text">2 | 21</text:p>
        <text:p text:style-name="Preformatted_20_Text">Getting List of Resolution Taken</text:p>
        <text:p text:style-name="Preformatted_20_Text"><text:s/>Resolution | Count</text:p>
        <text:p text:style-name="Preformatted_20_Text">NONE | 526790</text:p>
        <text:p text:style-name="Preformatted_20_Text">ARREST, BOOKED | 206403</text:p>
        <text:p text:style-name="Preformatted_20_Text">ARREST, CITED | 77004</text:p>
        <text:p text:style-name="Preformatted_20_Text">LOCATED | 17101</text:p>
        <text:p text:style-name="Preformatted_20_Text">PSYCHOPATHIC CASE | 14534</text:p>
        <text:p text:style-name="Preformatted_20_Text">UNFOUNDED | 9585</text:p>
        <text:p text:style-name="Preformatted_20_Text">JUVENILE BOOKED | 5564</text:p>
        <text:p text:style-name="Preformatted_20_Text">COMPLAINANT REFUSES TO PROSECUTE | 3976</text:p>
        <text:p text:style-name="Preformatted_20_Text">DISTRICT ATTORNEY REFUSES TO PROSECUTE | 3934</text:p>
        <text:p text:style-name="Preformatted_20_Text">NOT PROSECUTED | 3714</text:p>
        <text:p text:style-name="Preformatted_20_Text">JUVENILE CITED | 3332</text:p>
        <text:p text:style-name="Preformatted_20_Text">PROSECUTED BY OUTSIDE AGENCY | 2504</text:p>
        <text:p text:style-name="Preformatted_20_Text">EXCEPTIONAL CLEARANCE | 1530</text:p>
        <text:p text:style-name="Preformatted_20_Text">JUVENILE ADMONISHED | 1455</text:p>
        <text:p text:style-name="Preformatted_20_Text">JUVENILE DIVERTED | 355</text:p>
        <text:p text:style-name="Preformatted_20_Text">CLEARED-CONTACT JUVENILE FOR MORE INFO | 217</text:p>
        <text:p text:style-name="Preformatted_20_Text">PROSECUTED FOR LESSER OFFENSE | 51</text:p>
        <text:p text:style-name="Preformatted_20_Text">Taking only resolution taken for top 5 variant category</text:p>
        <text:p text:style-name="Preformatted_20_Text">Showing GAMBLING :</text:p>
        <text:p text:style-name="Preformatted_20_Text"><text:s/>Resolution | count</text:p>
        <text:p text:style-name="Preformatted_20_Text">NONE | 52</text:p>
        <text:p text:style-name="Preformatted_20_Text">ARREST, CITED | 39</text:p>
        <text:p text:style-name="Preformatted_20_Text">ARREST, BOOKED | 39</text:p>
        <text:p text:style-name="Preformatted_20_Text">PROSECUTED BY OUTSIDE AGENCY | 8</text:p>
        <text:p text:style-name="Preformatted_20_Text">NOT PROSECUTED | 4</text:p>
        <text:p text:style-name="Preformatted_20_Text">JUVENILE BOOKED | 2</text:p>
        <text:p text:style-name="Preformatted_20_Text">UNFOUNDED | 1</text:p>
        <text:p text:style-name="Preformatted_20_Text">JUVENILE ADMONISHED | 1</text:p>
        <text:p text:style-name="Preformatted_20_Text">Showing PROSTITUTION :</text:p>
        <text:p text:style-name="Preformatted_20_Text"><text:s/>Resolution | count</text:p>
        <text:p text:style-name="Preformatted_20_Text">ARREST, CITED | 4744</text:p>
        <text:p text:style-name="Preformatted_20_Text">ARREST, BOOKED | 2331</text:p>
        <text:p text:style-name="Preformatted_20_Text">NONE | 297</text:p>
        <text:p text:style-name="Preformatted_20_Text">JUVENILE BOOKED | 71</text:p>
        <text:p text:style-name="Preformatted_20_Text">JUVENILE CITED | 7</text:p>
        <text:p text:style-name="Preformatted_20_Text">PROSECUTED BY OUTSIDE AGENCY | 7</text:p>
        <text:p text:style-name="Preformatted_20_Text">UNFOUNDED | 6</text:p>
        <text:p text:style-name="Preformatted_20_Text">COMPLAINANT REFUSES TO PROSECUTE | 5</text:p>
        <text:p text:style-name="Preformatted_20_Text">LOCATED | 5</text:p>
        <text:p text:style-name="Preformatted_20_Text">EXCEPTIONAL CLEARANCE | 4</text:p>
        <text:p text:style-name="Preformatted_20_Text">DISTRICT ATTORNEY REFUSES TO PROSECUTE | 4</text:p>
        <text:p text:style-name="Preformatted_20_Text">JUVENILE ADMONISHED | 2</text:p>
        <text:p text:style-name="Preformatted_20_Text">PSYCHOPATHIC CASE | 1</text:p>
        <text:p text:style-name="Preformatted_20_Text">Showing PORNOGRAPHY/OBSCENE MAT :</text:p>
        <text:p text:style-name="Preformatted_20_Text"><text:s/>Resolution | count</text:p>
        <text:p text:style-name="Preformatted_20_Text">NONE | 10</text:p>
        <text:p text:style-name="Preformatted_20_Text">ARREST, BOOKED | 5</text:p>
        <text:p text:style-name="Preformatted_20_Text">ARREST, CITED | 4</text:p>
        <text:p text:style-name="Preformatted_20_Text"><text:soft-page-break/>UNFOUNDED | 1</text:p>
        <text:p text:style-name="Preformatted_20_Text">DISTRICT ATTORNEY REFUSES TO PROSECUTE | 1</text:p>
        <text:p text:style-name="Preformatted_20_Text">JUVENILE ADMONISHED | 1</text:p>
        <text:p text:style-name="Preformatted_20_Text">Showing TREA :</text:p>
        <text:p text:style-name="Preformatted_20_Text"><text:s/>Resolution | count</text:p>
        <text:p text:style-name="Preformatted_20_Text">NONE | 3</text:p>
        <text:p text:style-name="Preformatted_20_Text">ARREST, BOOKED | 3</text:p>
        <text:p text:style-name="Preformatted_20_Text">Showing BAD CHECKS :</text:p>
        <text:p text:style-name="Preformatted_20_Text"><text:s/>Resolution | count</text:p>
        <text:p text:style-name="Preformatted_20_Text">NONE | 321</text:p>
        <text:p text:style-name="Preformatted_20_Text">ARREST, BOOKED | 25</text:p>
        <text:p text:style-name="Preformatted_20_Text">PROSECUTED BY OUTSIDE AGENCY | 25</text:p>
        <text:p text:style-name="Preformatted_20_Text">NOT PROSECUTED | 19</text:p>
        <text:p text:style-name="Preformatted_20_Text">DISTRICT ATTORNEY REFUSES TO PROSECUTE | 6</text:p>
        <text:p text:style-name="Preformatted_20_Text">UNFOUNDED | 4</text:p>
        <text:p text:style-name="Preformatted_20_Text">EXCEPTIONAL CLEARANCE | 2</text:p>
        <text:p text:style-name="Preformatted_20_Text">COMPLAINANT REFUSES TO PROSECUTE | 2</text:p>
        <text:p text:style-name="Preformatted_20_Text">JUVENILE BOOKED | 1</text:p>
        <text:p text:style-name="Preformatted_20_Text">ARREST, CITED | 1</text:p>
        <text:p text:style-name="Preformatted_20_Text">Plot crimes per district.only display categories with a high coefficient of variation</text:p>
        <text:p text:style-name="Preformatted_20_Text">Showing GAMBLING :</text:p>
        <text:p text:style-name="Preformatted_20_Text"><text:s/>District | Count of crime</text:p>
        <text:p text:style-name="Preformatted_20_Text">CENTRAL | 31</text:p>
        <text:p text:style-name="Preformatted_20_Text">BAYVIEW | 29</text:p>
        <text:p text:style-name="Preformatted_20_Text">MISSION | 18</text:p>
        <text:p text:style-name="Preformatted_20_Text">SOUTHERN | 17</text:p>
        <text:p text:style-name="Preformatted_20_Text">INGLESIDE | 16</text:p>
        <text:p text:style-name="Preformatted_20_Text">TENDERLOIN | 12</text:p>
        <text:p text:style-name="Preformatted_20_Text">NORTHERN | 10</text:p>
        <text:p text:style-name="Preformatted_20_Text">TARAVAL | 8</text:p>
        <text:p text:style-name="Preformatted_20_Text">RICHMOND | 4</text:p>
        <text:p text:style-name="Preformatted_20_Text">PARK | 1</text:p>
        <text:p text:style-name="Preformatted_20_Text">Showing PROSTITUTION :</text:p>
        <text:p text:style-name="Preformatted_20_Text"><text:s/>District | Count of crime</text:p>
        <text:p text:style-name="Preformatted_20_Text">MISSION | 3629</text:p>
        <text:p text:style-name="Preformatted_20_Text">NORTHERN | 1831</text:p>
        <text:p text:style-name="Preformatted_20_Text">TENDERLOIN | 904</text:p>
        <text:p text:style-name="Preformatted_20_Text">CENTRAL | 778</text:p>
        <text:p text:style-name="Preformatted_20_Text">SOUTHERN | 135</text:p>
        <text:p text:style-name="Preformatted_20_Text">TARAVAL | 82</text:p>
        <text:p text:style-name="Preformatted_20_Text">BAYVIEW | 70</text:p>
        <text:p text:style-name="Preformatted_20_Text">INGLESIDE | 26</text:p>
        <text:p text:style-name="Preformatted_20_Text">RICHMOND | 24</text:p>
        <text:p text:style-name="Preformatted_20_Text">PARK | 5</text:p>
        <text:p text:style-name="Preformatted_20_Text">Showing PORNOGRAPHY/OBSCENE MAT :</text:p>
        <text:p text:style-name="Preformatted_20_Text"><text:s/>District | Count of crime</text:p>
        <text:p text:style-name="Preformatted_20_Text">NORTHERN | 5</text:p>
        <text:p text:style-name="Preformatted_20_Text">TARAVAL | 4</text:p>
        <text:p text:style-name="Preformatted_20_Text">SOUTHERN | 4</text:p>
        <text:p text:style-name="Preformatted_20_Text">MISSION | 3</text:p>
        <text:p text:style-name="Preformatted_20_Text">BAYVIEW | 2</text:p>
        <text:p text:style-name="Preformatted_20_Text">CENTRAL | 2</text:p>
        <text:p text:style-name="Preformatted_20_Text">TENDERLOIN | 1</text:p>
        <text:p text:style-name="Preformatted_20_Text">RICHMOND | 1</text:p>
        <text:p text:style-name="Preformatted_20_Text">Showing TREA :</text:p>
        <text:p text:style-name="Preformatted_20_Text"><text:s/>District | Count of crime</text:p>
        <text:p text:style-name="Preformatted_20_Text"><text:soft-page-break/>BAYVIEW | 3</text:p>
        <text:p text:style-name="Preformatted_20_Text">CENTRAL | 1</text:p>
        <text:p text:style-name="Preformatted_20_Text">NORTHERN | 1</text:p>
        <text:p text:style-name="Preformatted_20_Text">MISSION | 1</text:p>
        <text:p text:style-name="Preformatted_20_Text">Showing BAD CHECKS :</text:p>
        <text:p text:style-name="Preformatted_20_Text"><text:s/>District | Count of crime</text:p>
        <text:p text:style-name="Preformatted_20_Text">SOUTHERN | 74</text:p>
        <text:p text:style-name="Preformatted_20_Text">CENTRAL | 65</text:p>
        <text:p text:style-name="Preformatted_20_Text">NORTHERN | 54</text:p>
        <text:p text:style-name="Preformatted_20_Text">MISSION | 46</text:p>
        <text:p text:style-name="Preformatted_20_Text">TARAVAL | 36</text:p>
        <text:p text:style-name="Preformatted_20_Text">BAYVIEW | 34</text:p>
        <text:p text:style-name="Preformatted_20_Text">INGLESIDE | 32</text:p>
        <text:p text:style-name="Preformatted_20_Text">RICHMOND | 31</text:p>
        <text:p text:style-name="Preformatted_20_Text">TENDERLOIN | 19</text:p>
        <text:p text:style-name="Preformatted_20_Text">PARK | 15</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Calibri" svg:font-family="Calibri" style:font-family-generic="roman" style:font-pitch="variable"/>
    <style:font-face style:name="Segoe UI" svg:font-family="'Segoe UI'"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IN"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page"/>
      <style:text-properties style:use-window-font-color="true" style:font-name="Calibri" fo:font-size="11pt" fo:language="en" fo:country="IN"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fo:language="en" fo:country="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neha Gore</meta:initial-creator>
    <dc:creator>siddharthan </dc:creator>
    <meta:editing-cycles>1</meta:editing-cycles>
    <meta:creation-date>2021-06-23T14:56:00</meta:creation-date>
    <dc:date>2021-06-26T03:44:07.76</dc:date>
    <meta:editing-duration>PT2S</meta:editing-duration>
    <meta:generator>OpenOffice/4.1.9$Win32 OpenOffice.org_project/419m1$Build-9805</meta:generator>
    <meta:document-statistic meta:table-count="1" meta:image-count="0" meta:object-count="0" meta:page-count="10" meta:paragraph-count="493" meta:word-count="1973" meta:character-count="1047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